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How users interact with Content view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'Viewed content' analys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users come to view a content</text:p>
                <text:list>
                  <text:list-item>
                    <text:p>39% from contents overview screen</text:p>
                  </text:list-item>
                  <text:list-item>
                    <text:p>29% from content screen of a topic</text:p>
                  </text:list-item>
                  <text:list-item>
                    <text:p>9% from feed screen of a topic</text:p>
                  </text:list-item>
                  <text:list-item>
                    <text:p>8% from all feed screen</text:p>
                  </text:list-item>
                </text:list>
              </text:list-item>
              <text:list-item>
                <text:p text:style-name="P1">Patterns:</text:p>
                <text:list>
                  <text:list-item>
                    <text:p text:style-name="P1">Users mostly view a content from content screens rather than feed screens (68% vs 17% ).</text:p>
                  </text:list-item>
                  <text:list-item>
                    <text:p text:style-name="P1">Prefer browse content overview rather than use topic to filter out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'Viewed content'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uration of viewing a content:</text:p>
                <text:list>
                  <text:list-item>
                    <text:p>Average duration of viewing a content from content overview screen: 64s</text:p>
                  </text:list-item>
                  <text:list-item>
                    <text:p>From content screen of a topic: 119s</text:p>
                  </text:list-item>
                </text:list>
              </text:list-item>
              <text:list-item>
                <text:p>Pattern:</text:p>
                <text:list>
                  <text:list-item>
                    <text:p>Users prefer content overview but spend more time on a content in content topic 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 users use topic to filter conten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rs use topic to filter feed, but not really the contents.</text:p>
                <text:list>
                  <text:list-item>
                    <text:p>Only 2% of sessions navigate to selecting topic from content overview.</text:p>
                  </text:list-item>
                  <text:list-item>
                    <text:p>Major of viewing a content topic screen comes from feed screen (43%).</text:p>
                  </text:list-item>
                  <text:list-item>
                    <text:p>'Selected topic' action often happens when users in feed screen ( 12% from viewing feed overview and 62% from viewing feed topic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tters of content overview scre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verage duration of viewing content overview screen is 58s, less than viewing a content topic screen with 77s.</text:p>
              </text:list-item>
              <text:list-item>
                <text:p>Most of navigation to content overview from feed overview (30%).</text:p>
              </text:list-item>
              <text:list-item>
                <text:p>From content overview screen:</text:p>
                <text:list>
                  <text:list-item>
                    <text:p>44% pick a content to view</text:p>
                  </text:list-item>
                  <text:list-item>
                    <text:p>14% back to space screen</text:p>
                  </text:list-item>
                  <text:list-item>
                    <text:p>7% navigate to feed overview</text:p>
                  </text:list-item>
                </text:list>
              </text:list-item>
            </text:list>
            <text:list text:style-name="L3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ents are usually viewed in content screns, not from feed screen.</text:p>
              </text:list-item>
              <text:list-item>
                <text:p>Users prefer content overview to browse contents rather than content topic screen. But they spend more time to view a content in content screen topic screen.</text:p>
              </text:list-item>
              <text:list-item>
                <text:p>Users use topic to filter feed, but not really the contents.</text:p>
              </text:list-item>
              <text:list-item>
                <text:p>In an usual scenarios, a user from feed overview comes to contents overview and then pick a content to vie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6T16:10:24.496338979</meta:creation-date>
    <dc:date>2016-03-06T17:38:36.936077378</dc:date>
    <meta:editing-duration>PT46M54S</meta:editing-duration>
    <meta:editing-cycles>2</meta:editing-cycles>
    <meta:generator>LibreOffice/4.2.8.2$Linux_X86_64 LibreOffice_project/420m0$Build-2</meta:generator>
    <meta:document-statistic meta:object-count="45"/>
  </office:meta>
</office:document-meta>
</file>